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font-weight="bold" officeooo:rsid="000c227a" officeooo:paragraph-rsid="000c227a" style:font-weight-asian="bold" style:font-weight-complex="bold"/>
    </style:style>
    <style:style style:name="P2" style:family="paragraph" style:parent-style-name="Preformatted_20_Text">
      <style:text-properties fo:color="#468a1a" loext:opacity="100%" fo:font-size="15pt" fo:font-weight="bold" officeooo:rsid="000c227a" officeooo:paragraph-rsid="000c227a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color="#c9211e" loext:opacity="100%" fo:font-size="13pt" fo:font-weight="bold" officeooo:rsid="000c227a" officeooo:paragraph-rsid="000c227a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color="#c9211e" loext:opacity="100%" fo:font-size="13pt" fo:font-weight="bold" officeooo:rsid="00110d72" officeooo:paragraph-rsid="00110d72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color="#c9211e" loext:opacity="100%" fo:font-size="13pt" fo:font-weight="bold" officeooo:rsid="00138c64" officeooo:paragraph-rsid="00138c64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color="#c9211e" loext:opacity="100%" fo:font-size="13pt" fo:font-weight="bold" officeooo:rsid="00155769" officeooo:paragraph-rsid="00155769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color="#c9211e" loext:opacity="100%" fo:font-size="13pt" fo:font-weight="bold" officeooo:rsid="0019eedb" officeooo:paragraph-rsid="0019eedb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color="#c9211e" loext:opacity="100%" fo:font-size="13pt" fo:font-weight="bold" officeooo:rsid="0019eedb" officeooo:paragraph-rsid="001ba558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color="#c9211e" loext:opacity="100%" fo:font-size="13pt" fo:font-weight="bold" officeooo:rsid="001e4cab" officeooo:paragraph-rsid="001e4cab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color="#c9211e" loext:opacity="100%" fo:font-size="13pt" fo:font-weight="bold" officeooo:rsid="001eebae" officeooo:paragraph-rsid="001eebae" style:font-size-asian="13pt" style:font-weight-asian="bold" style:font-size-complex="13pt" style:font-weight-complex="bold"/>
    </style:style>
    <style:style style:name="P11" style:family="paragraph" style:parent-style-name="Preformatted_20_Text">
      <style:text-properties fo:color="#c9211e" loext:opacity="100%" fo:font-size="13pt" fo:font-weight="bold" officeooo:rsid="001ff3b0" officeooo:paragraph-rsid="001ff3b0" style:font-size-asian="13pt" style:font-weight-asian="bold" style:font-size-complex="13pt" style:font-weight-complex="bold"/>
    </style:style>
    <style:style style:name="P12" style:family="paragraph" style:parent-style-name="Preformatted_20_Text">
      <style:text-properties fo:color="#c9211e" loext:opacity="100%" fo:font-size="13pt" fo:font-weight="bold" officeooo:rsid="00263987" officeooo:paragraph-rsid="00263987" style:font-size-asian="13pt" style:font-weight-asian="bold" style:font-size-complex="13pt" style:font-weight-complex="bold"/>
    </style:style>
    <style:style style:name="P13" style:family="paragraph" style:parent-style-name="Preformatted_20_Text">
      <style:text-properties fo:color="#000000" loext:opacity="100%" fo:font-size="10pt" fo:font-weight="bold" officeooo:rsid="000c227a" officeooo:paragraph-rsid="000cfc6e" style:font-size-asian="8.75pt" style:font-weight-asian="bold" style:font-size-complex="10pt" style:font-weight-complex="bold"/>
    </style:style>
    <style:style style:name="P14" style:family="paragraph" style:parent-style-name="Preformatted_20_Text">
      <style:text-properties fo:color="#000000" loext:opacity="100%" fo:font-size="10pt" fo:font-weight="bold" officeooo:rsid="000cfc6e" officeooo:paragraph-rsid="000cfc6e" style:font-size-asian="8.75pt" style:font-weight-asian="bold" style:font-size-complex="10pt" style:font-weight-complex="bold"/>
    </style:style>
    <style:style style:name="P15" style:family="paragraph" style:parent-style-name="Preformatted_20_Text">
      <style:text-properties fo:color="#000000" loext:opacity="100%" fo:font-size="10pt" fo:font-weight="bold" officeooo:rsid="000cfc6e" officeooo:paragraph-rsid="000d2b97" style:font-size-asian="8.75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fo:font-size="10pt" fo:font-weight="bold" officeooo:rsid="000d2b97" officeooo:paragraph-rsid="000d2b97" style:font-size-asian="8.75pt" style:font-weight-asian="bold" style:font-size-complex="10pt" style:font-weight-complex="bold"/>
    </style:style>
    <style:style style:name="P17" style:family="paragraph" style:parent-style-name="Preformatted_20_Text">
      <style:text-properties fo:color="#000000" loext:opacity="100%" fo:font-size="10pt" fo:font-weight="bold" officeooo:rsid="00155769" officeooo:paragraph-rsid="00155769" style:font-size-asian="8.75pt" style:font-weight-asian="bold" style:font-size-complex="10pt" style:font-weight-complex="bold"/>
    </style:style>
    <style:style style:name="P18" style:family="paragraph" style:parent-style-name="Preformatted_20_Text">
      <style:text-properties fo:color="#000000" loext:opacity="100%" fo:font-size="10pt" fo:font-weight="bold" officeooo:rsid="00155769" officeooo:paragraph-rsid="00168298" style:font-size-asian="8.75pt" style:font-weight-asian="bold" style:font-size-complex="10pt" style:font-weight-complex="bold"/>
    </style:style>
    <style:style style:name="P19" style:family="paragraph" style:parent-style-name="Preformatted_20_Text">
      <style:text-properties fo:color="#000000" loext:opacity="100%" fo:font-size="10pt" fo:font-weight="bold" officeooo:rsid="00155769" officeooo:paragraph-rsid="0019eedb" style:font-size-asian="8.75pt" style:font-weight-asian="bold" style:font-size-complex="10pt" style:font-weight-complex="bold"/>
    </style:style>
    <style:style style:name="P20" style:family="paragraph" style:parent-style-name="Preformatted_20_Text">
      <style:text-properties fo:color="#000000" loext:opacity="100%" fo:font-size="10pt" fo:font-weight="bold" officeooo:rsid="0019eedb" officeooo:paragraph-rsid="0019eedb" style:font-size-asian="8.75pt" style:font-weight-asian="bold" style:font-size-complex="10pt" style:font-weight-complex="bold"/>
    </style:style>
    <style:style style:name="P21" style:family="paragraph" style:parent-style-name="Preformatted_20_Text">
      <style:text-properties fo:color="#000000" loext:opacity="100%" fo:font-size="10pt" fo:font-weight="bold" officeooo:rsid="00129994" officeooo:paragraph-rsid="00129994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color="#000000" loext:opacity="100%" fo:font-size="10pt" fo:font-weight="bold" officeooo:rsid="00138c64" officeooo:paragraph-rsid="00138c64" style:font-size-asian="10pt" style:font-weight-asian="bold" style:font-size-complex="10pt" style:font-weight-complex="bold"/>
    </style:style>
    <style:style style:name="P23" style:family="paragraph" style:parent-style-name="Preformatted_20_Text">
      <style:text-properties fo:color="#000000" loext:opacity="100%" fo:font-size="10pt" fo:font-weight="bold" officeooo:rsid="00110d72" officeooo:paragraph-rsid="00110d72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color="#000000" loext:opacity="100%" fo:font-size="10pt" fo:font-weight="bold" officeooo:rsid="001eebae" officeooo:paragraph-rsid="001eebae" style:font-size-asian="10pt" style:font-weight-asian="bold" style:font-size-complex="10pt" style:font-weight-complex="bold"/>
    </style:style>
    <style:style style:name="P25" style:family="paragraph" style:parent-style-name="Preformatted_20_Text">
      <style:text-properties fo:color="#000000" loext:opacity="100%" fo:font-size="10pt" fo:font-weight="bold" officeooo:rsid="001ff3b0" officeooo:paragraph-rsid="001ff3b0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fo:color="#000000" loext:opacity="100%" fo:font-size="10pt" fo:font-weight="bold" officeooo:rsid="00263987" officeooo:paragraph-rsid="00263987" style:font-size-asian="10pt" style:font-weight-asian="bold" style:font-size-complex="10pt" style:font-weight-complex="bold"/>
    </style:style>
    <style:style style:name="P27" style:family="paragraph" style:parent-style-name="Preformatted_20_Text">
      <style:text-properties fo:color="#000000" loext:opacity="100%" fo:font-size="10pt" fo:font-weight="bold" officeooo:rsid="00129994" officeooo:paragraph-rsid="00129994" fo:background-color="#ffff00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fo:color="#000000" loext:opacity="100%" fo:font-size="11pt" fo:font-weight="bold" officeooo:rsid="00263987" officeooo:paragraph-rsid="00263987" style:font-size-asian="11pt" style:font-weight-asian="bold" style:font-size-complex="11pt" style:font-weight-complex="bold"/>
    </style:style>
    <style:style style:name="P29" style:family="paragraph" style:parent-style-name="Preformatted_20_Text">
      <style:text-properties fo:color="#000000" loext:opacity="100%" fo:font-size="11pt" fo:font-weight="bold" officeooo:rsid="00270d7b" officeooo:paragraph-rsid="00270d7b" style:font-size-asian="11pt" style:font-weight-asian="bold" style:font-size-complex="11pt" style:font-weight-complex="bold"/>
    </style:style>
    <style:style style:name="P30" style:family="paragraph" style:parent-style-name="Preformatted_20_Text">
      <style:text-properties fo:color="#8d281e" loext:opacity="100%" fo:font-size="11pt" fo:font-weight="bold" officeooo:rsid="00129994" officeooo:paragraph-rsid="00129994" style:font-size-asian="11pt" style:font-weight-asian="bold" style:font-size-complex="11pt" style:font-weight-complex="bold"/>
    </style:style>
    <style:style style:name="P31" style:family="paragraph" style:parent-style-name="Preformatted_20_Text">
      <style:text-properties fo:color="#8d281e" loext:opacity="100%" fo:font-size="11pt" fo:font-weight="bold" officeooo:rsid="00129994" officeooo:paragraph-rsid="00129994" fo:background-color="transparent" style:font-size-asian="11pt" style:font-weight-asian="bold" style:font-size-complex="11pt" style:font-weight-complex="bold"/>
    </style:style>
    <style:style style:name="P32" style:family="paragraph" style:parent-style-name="Preformatted_20_Text">
      <style:text-properties fo:color="#000000" loext:opacity="100%" fo:font-size="10pt" fo:font-weight="bold" officeooo:rsid="0029eee2" officeooo:paragraph-rsid="00270d7b" style:font-size-asian="10pt" style:font-weight-asian="bold" style:font-size-complex="10pt" style:font-weight-complex="bold"/>
    </style:style>
    <style:style style:name="T1" style:family="text">
      <style:text-properties officeooo:rsid="000cfc6e"/>
    </style:style>
    <style:style style:name="T2" style:family="text">
      <style:text-properties officeooo:rsid="000d2b9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background-color="transparent" loext:char-shading-value="0" style:font-size-asian="9pt" style:font-size-complex="9pt"/>
    </style:style>
    <style:style style:name="T7" style:family="text">
      <style:text-properties officeooo:rsid="00134c2c"/>
    </style:style>
    <style:style style:name="T8" style:family="text">
      <style:text-properties officeooo:rsid="00155769"/>
    </style:style>
    <style:style style:name="T9" style:family="text">
      <style:text-properties officeooo:rsid="00168298"/>
    </style:style>
    <style:style style:name="T10" style:family="text">
      <style:text-properties officeooo:rsid="0019eedb"/>
    </style:style>
    <style:style style:name="T11" style:family="text">
      <style:text-properties officeooo:rsid="001ba558"/>
    </style:style>
    <style:style style:name="T12" style:family="text">
      <style:text-properties officeooo:rsid="001c36c0"/>
    </style:style>
    <style:style style:name="T13" style:family="text">
      <style:text-properties fo:color="#000dff" loext:opacity="100%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-SCANNİNG</text:p>
      <text:p text:style-name="P1"/>
      <text:p text:style-name="P3">Netdiscover ve ARP-Scan ile Host Discovery</text:p>
      <text:p text:style-name="P14">ip a</text:p>
      <text:p text:style-name="P14">ip r</text:p>
      <text:p text:style-name="P14">ifconfig</text:p>
      <text:p text:style-name="P14">tshark</text:p>
      <text:p text:style-name="P13">netdiscover -r 10.10.10.0/24</text:p>
      <text:p text:style-name="P13">netdiscover -r 10.10.10.0/24 -<text:span text:style-name="T1">p <text:s/>(sinsi arama)</text:span></text:p>
      <text:p text:style-name="P14">wireshark <text:s text:c="2"/>(uygulamayı çalıştırır)</text:p>
      <text:p text:style-name="P14">arp-scan 10.10.10.0/24</text:p>
      <text:p text:style-name="P14">arp-s<text:span text:style-name="T2">c</text:span>an -l <text:s text:c="9"/>(local network)</text:p>
      <text:p text:style-name="P15">arp-s<text:span text:style-name="T2">c</text:span>an -l -<text:span text:style-name="T2">v <text:s text:c="6"/>(detaylı bilgi)</text:span></text:p>
      <text:p text:style-name="P15">arp-s<text:span text:style-name="T2">c</text:span>an -l -<text:span text:style-name="T2">v -r5 <text:s text:c="2"/>(5 kez tarar)</text:span></text:p>
      <text:p text:style-name="P16">arp-scan -l -s 10.10.10. 85 <text:s text:c="2"/>(source değiştirir)</text:p>
      <text:p text:style-name="P16">arp-scan -l -s 10.10.10.85 -S 81-32-45-86-12-74 <text:s/>(source ve MAC değiştirir)</text:p>
      <text:p text:style-name="P16"/>
      <text:p text:style-name="P16"/>
      <text:p text:style-name="P4">Nmap komut ve parametreleri</text:p>
      <text:p text:style-name="P21">nmap -p 80 192.168.1.1 <text:s/>(verilen ip nin 80. portunu arar)</text:p>
      <text:p text:style-name="P21">nmap -T 4 192.168.1.1 <text:s text:c="2"/>(zaman)</text:p>
      <text:p text:style-name="P21">nmap -O 192.168.1. <text:s text:c="5"/>(işletim sistemlerini listeler)</text:p>
      <text:p text:style-name="P21">nmap -p80,443,445 -sV -O –osscan-guess 192.168.1.10-50 -T4</text:p>
      <text:p text:style-name="P21">(192.168.1 ile 50 IP arasındaki cihazların 80,443,445 portlarını, 4/6 hızda tara,</text:p>
      <text:p text:style-name="P21">portlarda kullanılan servisleri ver, cihazlardaki işletim sis. agresifçe tespit et.)</text:p>
      <text:p text:style-name="P21"/>
      <text:p text:style-name="P30">hedef tarama</text:p>
      <text:p text:style-name="P21">nmap 192.168.1.15 <text:s text:c="16"/>(tek IP taraması)</text:p>
      <text:p text:style-name="P21">nmap 192.168.1.15 <text:s/>192.168.1.51 <text:s text:c="2"/>(belirli IP’ler taraması)</text:p>
      <text:p text:style-name="P21">nmap 192.168.1.1-254 <text:s text:c="13"/>(IP aralığı tarama)</text:p>
      <text:p text:style-name="P21">nmap 192.168.1.0/24 <text:s text:c="14"/>(ağ taraması)</text:p>
      <text:p text:style-name="P21">nmap abc.com <text:s text:c="21"/>(domain hostname tarama)</text:p>
      <text:p text:style-name="P21">nmap -iL hedefler.txt <text:s text:c="12"/>(dosyadaki hedefleri tarar)</text:p>
      <text:p text:style-name="P21">nmap -iR 100 <text:s text:c="21"/>(belirli sayıda rastgele host taraması)</text:p>
      <text:p text:style-name="P21">nmap --exclude <text:s/>192.168.1.25 <text:s text:c="5"/>(dışlanmış IP ile tarama)</text:p>
      <text:p text:style-name="P21">nmap 192.168.1.0/24 -n <text:s text:c="11"/>(DNS çözümlemesiz tarama)</text:p>
      <text:p text:style-name="P21"><text:span text:style-name="T3">*</text:span>nmap 192.168.1.0/24 -sn <text:s text:c="9"/>(port taramasız ve isim çözümlemesiz)</text:p>
      <text:p text:style-name="P21">nmap 192.168.1.0/24 -PR <text:s text:c="10"/>(ARP paketli ping taraması)</text:p>
      <text:p text:style-name="P21"><text:span text:style-name="T3">*</text:span>nmap 192.168.1.0/24 -PN <text:s text:c="9"/>(pingsiz, sadece port taraması)</text:p>
      <text:p text:style-name="P21"><text:span text:style-name="T3">*</text:span>nmap 192.168.1.0/24 -PA <text:s text:c="9"/>(TCP ACK <text:span text:style-name="T7">f</text:span>lag ile ping araması)</text:p>
      <text:p text:style-name="P21"/>
      <text:p text:style-name="P30">port tarama</text:p>
      <text:p text:style-name="P21"><text:span text:style-name="T3">*</text:span>nmap 192.168.1.10 -sT <text:s text:c="11"/>(TCP port tarama)</text:p>
      <text:p text:style-name="P21"><text:span text:style-name="T3">*</text:span>nmap 192.168.1.10 -sS <text:s text:c="12"/>(SYN flag ile TCP port tarama)</text:p>
      <text:p text:style-name="P21"><text:span text:style-name="T3">*</text:span>nmap 192.168.1.10 -sA <text:s text:c="12"/>(ACK flag ile TCP port tarama)</text:p>
      <text:p text:style-name="P21">nmap 192.168.1.10 -sU <text:s text:c="13"/>(UDP port tarama) (uzun sürer)</text:p>
      <text:p text:style-name="P21"><text:span text:style-name="T3">*</text:span>nmap 192.168.1.10 -p 21-100 <text:s text:c="6"/>(belirli port aralığını tarar)</text:p>
      <text:p text:style-name="P21"><text:span text:style-name="T3">*</text:span>nmap 192.168.1.10 -p- <text:s text:c="12"/>(tüm portların taranması)</text:p>
      <text:p text:style-name="P21">nmap 192.168.1.10 -p http,ftp <text:s text:c="5"/>(servis adoyla pport araması)</text:p>
      <text:p text:style-name="P21">nmap 192.168.1.10 -F <text:s text:c="14"/>(hızlıca 100 portun taranması)</text:p>
      <text:p text:style-name="P21">nmap 192.168.1.10 --top-parts 1000 (en bilinen 1000 portun taranması)</text:p>
      <text:p text:style-name="P21"/>
      <text:p text:style-name="P30"/>
      <text:p text:style-name="P30"/>
      <text:p text:style-name="P30"/>
      <text:p text:style-name="P30"/>
      <text:p text:style-name="P30"/>
      <text:p text:style-name="P30"><text:soft-page-break/>servis ve versiyon tarama</text:p>
      <text:p text:style-name="P21"><text:span text:style-name="T3">*</text:span>nmap 192.168.1.10 -sV <text:s text:c="17"/>(portta çalışan servisin versiyon taraması)</text:p>
      <text:p text:style-name="P21">nmap 192.168.1.10 -sV --version-intensity 8 <text:s text:c="2"/>(0-9 aralığında 8 hassasiyetle tara)</text:p>
      <text:p text:style-name="P21">nmap 192.168.1.10 -sV --version-light <text:s text:c="8"/>(hafif ve hızlı versiyon taraması)</text:p>
      <text:p text:style-name="P21"><text:span text:style-name="T3">*</text:span>nmap 192.168.1.10 -sV –version-all <text:s text:c="10"/>(en yüksek hassasiyette ver. tarama) </text:p>
      <text:p text:style-name="P21"/>
      <text:p text:style-name="P30">OS tespiti Taraması</text:p>
      <text:p text:style-name="P21">nmap 192.168.1.1 -O <text:s text:c="18"/>(OS taraması <text:span text:style-name="T5">TCP/IP fingerprint ile</text:span>)</text:p>
      <text:p text:style-name="P21">nmap 192.168.1.1 -O --osscan-limit <text:s text:c="3"/>(TCP portu bulunan hedefler için tarama)</text:p>
      <text:p text:style-name="P21"><text:span text:style-name="T3">*</text:span>nmap 192.168.1.1 -O --osscan-guess <text:s text:c="2"/>(daha agresif tahminler ile arama)</text:p>
      <text:p text:style-name="P21">nmap 192.168.1.1 -O --max-os-tries 1 <text:s/>(bir kez denemeli OS taraması)</text:p>
      <text:p text:style-name="P21"><text:span text:style-name="T3">*</text:span>nmap 192.168.1.1 -A <text:s text:c="17"/>(OS, versiyon ve güvenlik açığı taraması)</text:p>
      <text:p text:style-name="P21"/>
      <text:p text:style-name="P30">Zaman ve Performans Ayarlı Tarama</text:p>
      <text:p text:style-name="P21">nmap 192.168.1.1 -T0 <text:s text:c="3"/>(paranoid) <text:s text:c="2"/>(IDS atlatmalı, en yavaş tarama)<text:span text:style-name="T5">(WAN kullanım)</text:span></text:p>
      <text:p text:style-name="P21">nmap 192.168.1.1 -T1 <text:s text:c="3"/>(sneaky) <text:s text:c="4"/>(IDS atlatmalı- yavaş tarama)</text:p>
      <text:p text:style-name="P21">nmap 192.168.1.1 -T2 <text:s text:c="3"/>(polite) <text:s text:c="4"/>(daha hızlı ama az tespitli)</text:p>
      <text:p text:style-name="P21"><text:span text:style-name="T3">*</text:span>nmap 192.168.1.1 -T3 <text:s text:c="2"/>(normal) <text:s text:c="4"/>(varsayılan hızda tarama)</text:p>
      <text:p text:style-name="P21"><text:span text:style-name="T3">*</text:span>nmap 192.168.1.1 -T4 <text:s text:c="2"/>(aggressive) (hızlı ve agresif tarama)<text:span text:style-name="T5">(LAN kullanım)</text:span></text:p>
      <text:p text:style-name="P21">nmap 192.168.1.1 -T5 <text:s text:c="3"/>(insane) <text:s text:c="4"/>(en hızlı tarama)<text:span text:style-name="T5">(LAN kullanım)</text:span></text:p>
      <text:p text:style-name="P27"/>
      <text:p text:style-name="P31">Nmap Script Engine ile Tarama</text:p>
      <text:p text:style-name="P21"><text:span text:style-name="T3">*</text:span>nmap 192.168.1.1 -sC <text:s text:c="25"/>(en bilinen script’ler ile tarama)</text:p>
      <text:p text:style-name="P21"><text:span text:style-name="T3">*</text:span>nmap 192.168.1.1 --script http-sql-injection <text:s/>(belirli bir script ile tarama) </text:p>
      <text:p text:style-name="P21">nmap 192.168.1.1 --script smb* <text:s text:c="16"/>(belirli scriptlerin hepsiyle arama) </text:p>
      <text:p text:style-name="P21">nmap --script snmp-sysdescr --script-args snmpcommunity=admin 192.168.1.1 (arg.) </text:p>
      <text:p text:style-name="P21"><text:span text:style-name="T3">*</text:span>nmap 192.168.1.1 --script vuln <text:s text:c="15"/>(Tüm scriptler ile tarama)</text:p>
      <text:p text:style-name="P21">nmap --script-updatedb <text:s text:c="24"/>(script veri tabanını günceller) </text:p>
      <text:p text:style-name="P21"/>
      <text:p text:style-name="P30">Firewall ve IDS Atlatmalı Tarama</text:p>
      <text:p text:style-name="P21"><text:span text:style-name="T3">*</text:span>nmap 192.168.1.1 -f <text:s text:c="11"/>(parçalı IP paketleri ile tarama)</text:p>
      <text:p text:style-name="P21">nmap 192.168.1.1 --mtu 16 <text:s text:c="6"/>(paket boyutunu değiştirerek tarama)</text:p>
      <text:p text:style-name="P21"><text:span text:style-name="T3">*</text:span>nmap -D RND:10 <text:s text:c="16"/>(rastgele 10 adet decoy IP ile tarama)</text:p>
      <text:p text:style-name="P21"><text:span text:style-name="T3">*</text:span>nmap -D 192.168.1.5,192.168.1.6,192.168.1.7 192.168.1.1 <text:s text:c="20"/>(belirli sahte ve çoklu IP ler ile tarama <text:span text:style-name="T5">(içinde biz de olmalıyız. 192.168.1.7)</text:span>)</text:p>
      <text:p text:style-name="P21">nmap -S <text:a xlink:type="simple" xlink:href="http://www.microsoft.com/" text:style-name="Internet_20_link" text:visited-style-name="Visited_20_Internet_20_Link">www.microsoft.com</text:a> <text:s text:c="6"/>(belirli sahte bir kaynaktan hedefi tararız)</text:p>
      <text:p text:style-name="P21">nmap -g 53 192.168.1.1 <text:s text:c="9"/>(belirli kaynak port numarasından tarama)</text:p>
      <text:p text:style-name="P21"><text:span text:style-name="T3">*</text:span>nmap --proxies <text:a xlink:type="simple" xlink:href="http://192.168.1.50:8080/" text:style-name="Internet_20_link" text:visited-style-name="Visited_20_Internet_20_Link">http://192.168.1.50:8080</text:a>,<text:a xlink:type="simple" xlink:href="http://192.168.1.50:80/" text:style-name="Internet_20_link" text:visited-style-name="Visited_20_Internet_20_Link">http://192.168.1.50:80</text:a>,192.168.1.1 </text:p>
      <text:p text:style-name="P21">(belirli proxyler üzerinden tarama)</text:p>
      <text:p text:style-name="P21">nmap --data-length 25 192.168.1.1 <text:s text:c="3"/>(gönderilen paketlere rastgele olarak 25 byte daha veri eklemeli tarama)</text:p>
      <text:p text:style-name="P21"/>
      <text:p text:style-name="P30">Çıktı Alımlı Tarama</text:p>
      <text:p text:style-name="P21"><text:span text:style-name="T3">*</text:span>nmap 192.168.1.1 -oN abc.txt <text:s/>(normal dosya çıktısı)</text:p>
      <text:p text:style-name="P21">nmap 192.168.1.1 -oX abc.xml <text:s text:c="2"/>(xml dosya çıktısı)</text:p>
      <text:p text:style-name="P21">nmap 192.168.1.1 -oG abc.grep <text:s/>(grep çıktı)</text:p>
      <text:p text:style-name="P21">nmap 192.168.1.1 -oA sonuçlar <text:s/>(üçlü formatta çıktı)</text:p>
      <text:p text:style-name="P21"><text:span text:style-name="T3">*</text:span>nmap 192.168.1.1 -v <text:s text:c="8"/>(daha fazla detaylı tarama)<text:span text:style-name="T5">(-v arttıkça detay artar)</text:span></text:p>
      <text:p text:style-name="P21">nmap 192.168.1.1 -d <text:s text:c="9"/>(daha fazla hata ayı<text:span text:style-name="T4">klama)</text:span><text:span text:style-name="T6">(-d arttıkça detay artar)</text:span></text:p>
      <text:p text:style-name="P21">nmap 192.168.1.1 --open <text:s text:c="11"/>(sadece açık portları görünteleme)</text:p>
      <text:p text:style-name="P21">nmap 192.168.1.1 --packet-trace <text:s text:c="3"/>(gönderilen ve alınan tüm paketleri gösterir)</text:p>
      <text:p text:style-name="P21">nmap 192.168.1.1 --iflist <text:s text:c="9"/>(hedefin eth ve routelarını görüntüler)</text:p>
      <text:p text:style-name="P21">nmap --resume sonuç.txt <text:s text:c="11"/>(dosyadan taramaya devam eder)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nmap -Pn --script=http-sitemap-generator abc.com</text:p>
      <text:p text:style-name="P21">nmap -n -Pn -p 80 --open -sV -vvv --script banner,http-title -iR 1000</text:p>
      <text:p text:style-name="P21">nmap -Pn --script=dns-brute abc.com</text:p>
      <text:p text:style-name="P21">nmap -n -Pn -vv -O -sV --script smb-enum*,smb-ls,smb-os-discovery,smb-s* 192.168.1.1</text:p>
      <text:p text:style-name="P21">nmap -p80 --script http-unsafe-output-escaping abc.com</text:p>
      <text:p text:style-name="P21">nmap -p445 --script smb-vuln-ms17-010 192.168.1.1 </text:p>
      <text:p text:style-name="P21">nmap -f -T0 -n -Pn -data-length 200 -D RND:10 192.168.1.1</text:p>
      <text:p text:style-name="P21">nmap -T4 -sV --version-all --osscan-guess -A -p 1-1000 192.168.1.1 -oN sonuc.txt</text:p>
      <text:p text:style-name="P21"/>
      <text:p text:style-name="P21"/>
      <text:p text:style-name="P5">NSE ile NetBIOS Discovery</text:p>
      <text:p text:style-name="P22">nmap --script nbstat 10.10.10.11-12</text:p>
      <text:p text:style-name="P22">nmblookup -A 10.10.10.11</text:p>
      <text:p text:style-name="P22">nmblookup -A 10.10.10.12</text:p>
      <text:p text:style-name="P21"/>
      <text:p text:style-name="P21"/>
      <text:p text:style-name="P6">NSE ile SMB Enumeration</text:p>
      <text:p text:style-name="P17">nmap --script smb-os-discovery 10.10.10.11 -p445</text:p>
      <text:p text:style-name="P17">nmap --script smb-security-mode 10.10.10.11 -p445 <text:s text:c="9"/></text:p>
      <text:p text:style-name="P17">nmap --script smb-brute 10.10.10.11 -p445</text:p>
      <text:p text:style-name="P21">nmap --script smb-enum-users 10.10.10.11 -p445 <text:s text:c="2"/><text:span text:style-name="T8">(debug) </text:span>-<text:span text:style-name="T8">d</text:span></text:p>
      <text:p text:style-name="P21">nmap --script smb-enum-shares 10.10.10.11 -p445</text:p>
      <text:p text:style-name="P21">nmap --script smb-enum-shares --script-args smbuser=administrator 10.10.10.11 -p445</text:p>
      <text:p text:style-name="P21">nmap --script smb-enum-shares --script-args smbuser=administrator,smbpass=vagrant 10.10.10.11 -p445</text:p>
      <text:p text:style-name="P21">nmap --script smb-vuln-ms17-010 10.10.10.11</text:p>
      <text:p text:style-name="P23"/>
      <text:p text:style-name="P23">smbclient -L 10.10.10.11</text:p>
      <text:p text:style-name="P23">smbclient -L 10.10.10.11 -N</text:p>
      <text:p text:style-name="P23">smbclient \\\\10.10.10.11\\IPC$ -N</text:p>
      <text:p text:style-name="P23"/>
      <text:p text:style-name="P23"/>
      <text:p text:style-name="P6">NSE ile mySQL Enumeration</text:p>
      <text:p text:style-name="P17">nmap 10.10.10.11 -p3306 --script mysql-info</text:p>
      <text:p text:style-name="P17">nmap 10.10.10.11 -p3306 --script mysql-<text:span text:style-name="T9">enum</text:span></text:p>
      <text:p text:style-name="P18">nmap 10.10.10.11 -p3306 --script mysql-<text:span text:style-name="T9">empty-password</text:span></text:p>
      <text:p text:style-name="P17">nmap 10.10.10.11 -p3306 --script mysql-users --script-args mysqluser=root</text:p>
      <text:p text:style-name="P17">nmap 10.10.10.11 -p3306 --script mysql-brute --script-args userdb="/root/Desktop/users.txt" -d</text:p>
      <text:p text:style-name="P17">nmap 10.10.10.11 -p3306 --script mysql-brute --script-args mysqluser=root -d</text:p>
      <text:p text:style-name="P17">nmap 10.10.10.11 -p3306 --script mysql-databases --script-args mysqluser=root -d</text:p>
      <text:p text:style-name="P17"/>
      <text:p text:style-name="P17"/>
      <text:p text:style-name="P7">NSE ile SSH Enumeration</text:p>
      <text:p text:style-name="P20">nmap -p22 10.10.10.11-12 --script banner</text:p>
      <text:p text:style-name="P20">nmap -p22 10.10.10.11-12 --script ssh-auth-methods</text:p>
      <text:p text:style-name="P17">nmap -p22 10.10.10.11-12 --script ssh2-enum-algos</text:p>
      <text:p text:style-name="P17">nmap -p22 10.10.10.11-12 --script ssh-hostkey</text:p>
      <text:p text:style-name="P17">nmap -p22 10.10.10.11-12 --script ssh-hostkey --script-args ssh_hostkey=full</text:p>
      <text:p text:style-name="P19">nmap -p22 10.10.10.11-12 --script ssh-hostkey --script-args ssh_hostkey=<text:span text:style-name="T10">all</text:span></text:p>
      <text:p text:style-name="P17">nmap -p22 10.10.10.11-12 --script ssh-publickey-acceptance -d</text:p>
      <text:p text:style-name="P17"/>
      <text:p text:style-name="P17"/>
      <text:p text:style-name="P17"/>
      <text:p text:style-name="P17"/>
      <text:p text:style-name="P17"/>
      <text:p text:style-name="P8"><text:soft-page-break/>NSE ile <text:span text:style-name="T11">HTTP</text:span> Enumeration</text:p>
      <text:p text:style-name="P17">nmap -p8020,8022,8080,8282,8383,8585,80,443 10.10.10.11-12 -T4 -sV</text:p>
      <text:p text:style-name="P17">nmap -p8020,8022,8080,8282,8383,8585,80,443 10.10.10.11-12 -T4 -sV --script http-methods</text:p>
      <text:p text:style-name="P17">nmap -p8020,8022,8080,8282,8383,8585,80,443 10.10.10.11-12 -T4 -sV --script http-apache-server-status,http-date</text:p>
      <text:p text:style-name="P17">nmap -p8020,8022,8080,8282,8383,8585,80,443 10.10.10.11-12 -T4 -sV --script http-auth-finder,http-backup-finder,http-config-backup</text:p>
      <text:p text:style-name="P17">nmap -p8020,8022,8080,8282,8383,8585,80,443 10.10.10.11-12 -T4 -sV --script http-brute,http-php-version</text:p>
      <text:p text:style-name="P17">nmap -p8020,8022,8080,8282,8383,8585,80,443 10.10.10.11-12 -T4 -sV --script http-security-headers</text:p>
      <text:p text:style-name="P17">nmap -p8020,8022,8080,8282,8383,8585,80,443 10.10.10.11-12 -T4 -sV --script http-slow<text:span text:style-name="T12">l</text:span>oris-check -d</text:p>
      <text:p text:style-name="P17">nmap -p8020,8022,8080,8282,8383,8585,80,443 10.10.10.11-12 -T4 -sV --script http-userdir-enum</text:p>
      <text:p text:style-name="P17">nmap -p8020,8022,8080,8282,8383,8585,80,443 10.10.10.11-12 -T4 -sV --script http-errors</text:p>
      <text:p text:style-name="P17">nmap -p8020,8022,8080,8282,8383,8585,80,443 10.10.10.11-12 -T4 -sV --script http-vuln*</text:p>
      <text:p text:style-name="P17"/>
      <text:p text:style-name="P17"/>
      <text:p text:style-name="P9">NSE ile Güvenlik açığı ve CVE tespiti (vuln,vulners)</text:p>
      <text:p text:style-name="P17">nmap 10.10.10.11-12 -p- -sV -T4 -vvv -oN ~/Desktop/nmapvuln.txt --script vuln</text:p>
      <text:p text:style-name="P17">nmap 10.10.10.11-12 -p- -sV -T4 -vvv -oN ~/Desktop/nmapvulners.txt --script vulners</text:p>
      <text:p text:style-name="P17"/>
      <text:p text:style-name="P17"/>
      <text:p text:style-name="P10">Nmap Vulscan ile Güvenlik Açığı ve CVE Tespiti</text:p>
      <text:p text:style-name="P25">vulscanupd <text:s text:c="2"/>(update aliası)</text:p>
      <text:p text:style-name="P24"><text:bookmark-start text:name="__DdeLink__1530_314768692"/>nmap -sV -p- -T4 10.10.10.11 -vvv -oN ~/Desktop/vulscan.txt --script vulscan/vulscan.nse<text:bookmark-end text:name="__DdeLink__1530_314768692"/></text:p>
      <text:p text:style-name="P24"/>
      <text:p text:style-name="P24"/>
      <text:p text:style-name="P11">Legion (nmap GUI) ile Tümleşik Arama</text:p>
      <text:p text:style-name="P26">SOL ÜSTTE LEGİON YAZ</text:p>
      <text:p text:style-name="P12"/>
      <text:p text:style-name="P12"/>
      <text:p text:style-name="P12">GREENBONE</text:p>
      <text:p text:style-name="P28">gvm-start</text:p>
      <text:p text:style-name="P12"><text:a xlink:type="simple" xlink:href="https://127.0.0.1:9392/" text:style-name="Internet_20_link" text:visited-style-name="Visited_20_Internet_20_Link"><text:span text:style-name="T13">https://127.0.0.1:9392</text:span></text:a></text:p>
      <text:p text:style-name="P29">admin</text:p>
      <text:p text:style-name="P29">923izM35</text:p>
      <text:p text:style-name="P29"/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3T17:42:00.410125071</dc:date>
    <meta:editing-duration>PT6H2M7S</meta:editing-duration>
    <meta:editing-cycles>24</meta:editing-cycles>
    <meta:generator>LibreOffice/7.4.1.2$Linux_X86_64 LibreOffice_project/3c58a8f3a960df8bc8fd77b461821e42c061c5f0</meta:generator>
    <meta:document-statistic meta:table-count="0" meta:image-count="0" meta:object-count="0" meta:page-count="4" meta:paragraph-count="156" meta:word-count="1070" meta:character-count="8878" meta:non-whitespace-character-count="7425"/>
  </office:meta>
</office:document-meta>
</file>